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863cm"/>
    </style:style>
    <style:style style:name="co17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5.498cm"/>
    </style:style>
    <style:style style:name="co21" style:family="table-column">
      <style:table-column-properties fo:break-before="auto" style:column-width="7.357cm"/>
    </style:style>
    <style:style style:name="co22" style:family="table-column">
      <style:table-column-properties fo:break-before="auto" style:column-width="2.558cm"/>
    </style:style>
    <style:style style:name="co23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70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="0.002cm solid #000000"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middle"/>
    </style:style>
    <style:style style:name="ce79" style:family="table-cell" style:parent-style-name="Default">
      <style:table-cell-properties fo:padding-bottom="0.049cm" fo:padding-left="0.099cm" fo:padding-right="0.099cm" fo:padding-top="0.049cm" style:vertical-align="middle"/>
    </style:style>
    <style:style style:name="ce80" style:family="table-cell" style:parent-style-name="Default">
      <style:table-cell-properties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6" style:family="table-cell" style:parent-style-name="Default">
      <style:table-cell-properties fo:background-color="#cccccc" fo:border="0.026cm solid #000000"/>
    </style:style>
    <style:style style:name="ce37" style:family="table-cell" style:parent-style-name="Default">
      <style:table-cell-properties fo:border="0.026cm solid #000000"/>
    </style:style>
    <style:style style:name="ce38" style:family="table-cell" style:parent-style-name="Default">
      <style:table-cell-properties fo:background-color="transparent" fo:border="0.026cm solid #000000"/>
    </style:style>
    <style:style style:name="ce39" style:family="table-cell" style:parent-style-name="Default">
      <style:table-cell-properties fo:background-color="transparent" fo:border="0.002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48" style:family="table-cell" style:parent-style-name="Default">
      <style:table-cell-properties fo:border-bottom="0.026cm solid #000000" fo:border-left="none" fo:padding="0.051cm" fo:border-right="none" fo:border-top="none"/>
    </style:style>
    <style:style style:name="ce49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0" style:family="table-cell" style:parent-style-name="Default">
      <style:table-cell-properties fo:border-bottom="none" fo:border-left="0.002cm solid #000000" fo:padding="0.051cm" fo:border-right="none" fo:border-top="none"/>
    </style:style>
    <style:style style:name="ce51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2" style:family="table-cell" style:parent-style-name="Default">
      <style:table-cell-properties fo:border="none" fo:padding="0.051cm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8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9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0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1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5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69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5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7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8" style:family="table-cell" style:parent-style-name="Default">
      <style:table-cell-properties fo:border-bottom="none" fo:border-left="none" fo:padding="0.051cm" fo:border-right="0.002cm solid #000000" fo:border-top="none"/>
    </style:style>
    <style:style style:name="ce99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0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1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2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3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3">
          <table:table-cell table:style-name="ce23" office:value-type="string" table:number-columns-spanned="1" table:number-rows-spanned="2">
            <text:p>Service</text:p>
          </table:table-cell>
          <table:table-cell table:style-name="ce23" office:value-type="string" table:number-columns-spanned="2" table:number-rows-spanned="1">
            <text:p>Function</text:p>
          </table:table-cell>
          <table:covered-table-cell table:style-name="ce25"/>
          <table:table-cell table:style-name="ce23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5"/>
          <table:table-cell table:style-name="ce25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5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6" office:value-type="string" table:number-columns-spanned="1" table:number-rows-spanned="27">
            <text:p>ACM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4">
            <text:p>R</text:p>
          </table:table-cell>
          <table:table-cell table:style-name="ce37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3"/>
          <table:table-cell table:style-name="ce37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3"/>
          <table:table-cell table:style-name="ce38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8">
            <text:p>L</text:p>
          </table:table-cell>
          <table:table-cell table:style-name="ce37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3"/>
          <table:table-cell table:style-name="ce37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7"/>
          <table:table-cell table:style-name="ce38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7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ListOfLogged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9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9" office:value-type="string">
            <text:p>GetListOfAll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3">
            <text:p>V</text:p>
          </table:table-cell>
          <table:table-cell table:style-name="ce37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3"/>
          <table:table-cell table:style-name="ce37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7">
            <text:p>P</text:p>
          </table:table-cell>
          <table:table-cell table:style-name="ce38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3"/>
          <table:table-cell table:style-name="ce37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2">
            <text:p>B</text:p>
          </table:table-cell>
          <table:table-cell table:style-name="ce37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4" office:value-type="string" table:number-columns-spanned="1" table:number-rows-spanned="2">
            <text:p>O</text:p>
          </table:table-cell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1"/>
          <table:table-cell table:style-name="ce36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5"/>
          <table:covered-table-cell table:style-name="ce38"/>
          <table:table-cell table:number-columns-repeated="1021"/>
        </table:table-row>
        <table:table-row table:style-name="ro3">
          <table:table-cell table:style-name="ce26" office:value-type="string" table:number-columns-spanned="1" table:number-rows-spanned="4">
            <text:p>GWM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2">
            <text:p>I</text:p>
          </table:table-cell>
          <table:table-cell table:style-name="ce37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1" office:value-type="string">
            <text:p>O</text:p>
          </table:table-cell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1"/>
          <table:covered-table-cell table:style-name="ce36"/>
          <table:table-cell table:number-columns-repeated="1021"/>
        </table:table-row>
        <table:table-row table:style-name="ro3">
          <table:table-cell table:style-name="ce26" office:value-type="string" table:number-columns-spanned="1" table:number-rows-spanned="38">
            <text:p>MM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7">
            <text:p>S</text:p>
          </table:table-cell>
          <table:table-cell table:style-name="ce38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7">
            <text:p>F</text:p>
          </table:table-cell>
          <table:table-cell table:style-name="ce38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9">
            <text:p>T</text:p>
          </table:table-cell>
          <table:table-cell table:style-name="ce38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7"/>
          <table:table-cell table:style-name="ce38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6">
            <text:p>M</text:p>
          </table:table-cell>
          <table:table-cell table:style-name="ce38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8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5">
            <text:p>C</text:p>
          </table:table-cell>
          <table:table-cell table:style-name="ce37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4" office:value-type="string" table:number-columns-spanned="1" table:number-rows-spanned="3">
            <text:p>O</text:p>
          </table:table-cell>
          <table:table-cell table:style-name="ce36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7"/>
          <table:covered-table-cell table:style-name="ce34"/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7"/>
          <table:covered-table-cell table:style-name="ce31"/>
          <table:table-cell table:style-name="ce36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5"/>
          <table:covered-table-cell table:style-name="ce38"/>
          <table:table-cell table:number-columns-repeated="1021"/>
        </table:table-row>
        <table:table-row table:style-name="ro3">
          <table:table-cell table:style-name="ce29" office:value-type="string" table:number-columns-spanned="1" table:number-rows-spanned="20">
            <text:p>NM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3" office:value-type="string" table:number-columns-spanned="1" table:number-rows-spanned="10">
            <text:p>N</text:p>
          </table:table-cell>
          <table:table-cell table:style-name="ce38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8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8" office:value-type="string">
            <text:p>SendNotificationIfPossible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table-cell table:style-name="ce33" office:value-type="string" table:number-columns-spanned="1" table:number-rows-spanned="5">
            <text:p>R</text:p>
          </table:table-cell>
          <table:table-cell table:style-name="ce38" office:value-type="string">
            <text:p>AddResource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33"/>
          <table:table-cell table:style-name="ce38" office:value-type="string">
            <text:p>GetResource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ResourceValue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GetListOfAllResourcesOnPage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27"/>
          <table:table-cell table:style-name="ce38" office:value-type="string">
            <text:p>DeleteResource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4">
            <text:p>O</text:p>
          </table:table-cell>
          <table:table-cell table:style-name="ce36" office:value-type="string">
            <text:p>ProcessSystemEvent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34"/>
          <table:table-cell table:style-name="ce36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34"/>
          <table:table-cell table:style-name="ce36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0"/>
          <table:covered-table-cell table:style-name="ce31"/>
          <table:table-cell table:style-name="ce36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28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6" office:value-type="string" table:number-columns-spanned="1" table:number-rows-spanned="5">
            <text:p>RCS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7"/>
          <table:table-cell table:style-name="ce33" office:value-type="string" table:number-columns-spanned="1" table:number-rows-spanned="3">
            <text:p>C</text:p>
          </table:table-cell>
          <table:table-cell table:style-name="ce37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37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7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1" office:value-type="string">
            <text:p>O</text:p>
          </table:table-cell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1"/>
          <table:covered-table-cell table:style-name="ce36"/>
          <table:table-cell table:number-columns-repeated="1021"/>
        </table:table-row>
        <table:table-row table:style-name="ro3">
          <table:table-cell table:style-name="ce29" office:value-type="string" table:number-columns-spanned="1" table:number-rows-spanned="18">
            <text:p>SM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8"/>
          <table:table-cell table:style-name="ce33" office:value-type="string" table:number-columns-spanned="1" table:number-rows-spanned="14">
            <text:p>S</text:p>
          </table:table-cell>
          <table:table-cell table:style-name="ce38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IsUserSubscribed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3"/>
          <table:table-cell table:style-name="ce38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GetUserSubscriptionsOnPage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27"/>
          <table:table-cell table:style-name="ce38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28"/>
          <table:table-cell table:style-name="ce34" office:value-type="string" table:number-columns-spanned="1" table:number-rows-spanned="3">
            <text:p>O</text:p>
          </table:table-cell>
          <table:table-cell table:style-name="ce36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4"/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8"/>
          <table:covered-table-cell table:style-name="ce31"/>
          <table:table-cell table:style-name="ce36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1"/>
          <table:covered-table-cell table:style-name="ce36"/>
          <table:table-cell table:number-columns-repeated="1021"/>
        </table:table-row>
        <table:table-row table:style-name="ro3">
          <table:table-cell table:style-name="ce26" office:value-type="string" table:number-columns-spanned="1" table:number-rows-spanned="3">
            <text:p>SMTP</text:p>
          </table:table-cell>
          <table:table-cell table:style-name="ce31" office:value-type="string">
            <text:p>P</text:p>
          </table:table-cell>
          <table:table-cell table:style-name="ce36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27" office:value-type="string">
            <text:p>M</text:p>
          </table:table-cell>
          <table:table-cell table:style-name="ce37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7"/>
          <table:table-cell table:style-name="ce31" office:value-type="string">
            <text:p>O</text:p>
          </table:table-cell>
          <table:table-cell table:style-name="ce36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28" table:number-columns-spanned="3" table:number-rows-spanned="1"/>
          <table:covered-table-cell table:style-name="ce35"/>
          <table:covered-table-cell table:style-name="ce38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0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13cm" draw:caption-point-x="-0.647cm" draw:caption-point-y="0.4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3" office:value-type="string">
            <text:p>registerUser</text:p>
          </table:table-cell>
          <table:table-cell table:style-name="ce67" office:value-type="string">
            <text:p>AC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46"/>
          <table:table-cell table:style-name="ce54" office:value-type="string">
            <text:p>getListOfRegistrationsReadyForApproval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55" office:value-type="string">
            <text:p>rejectRegistrationRequest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approveAndRegisterUser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8">
            <text:p>L</text:p>
          </table:table-cell>
          <table:table-cell table:style-name="ce53" office:value-type="string">
            <text:p>logUserIn</text:p>
          </table:table-cell>
          <table:table-cell table:style-name="ce68" office:value-type="string">
            <text:p>ACM</text:p>
          </table:table-cell>
          <table:table-cell table:style-name="ce9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4" office:value-type="string">
            <text:p>logUserOut</text:p>
          </table:table-cell>
          <table:table-cell table:style-name="ce68" office:value-type="string">
            <text:p>ACM</text:p>
          </table:table-cell>
          <table:table-cell table:style-name="ce98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logUserOutA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getListOfLoggedUsers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getListOfLoggedUsersOnPage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getListOfAllUsers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ListOfAllUsersOnPage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isUserLoggedIn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3" office:value-type="string">
            <text:p>changePassword</text:p>
          </table:table-cell>
          <table:table-cell table:style-name="ce68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4" office:value-type="string">
            <text:p>changeEmail</text:p>
          </table:table-cell>
          <table:table-cell table:style-name="ce68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8" office:value-type="string">
            <text:p>getUserSession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59" office:value-type="string">
            <text:p>getUserName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54" office:value-type="string">
            <text:p>getUserRoles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viewUserParameters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Author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Writer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Reader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SelfRoles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3" office:value-type="string">
            <text:p>banUser</text:p>
          </table:table-cell>
          <table:table-cell table:style-name="ce68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unbanUser</text:p>
          </table:table-cell>
          <table:table-cell table:style-name="ce69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0" office:value-type="string">
            <text:p>addSection</text:p>
          </table:table-cell>
          <table:table-cell table:style-name="ce84" office:value-type="string">
            <text:p>M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changeSectionNam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changeSectionParent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ctio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SectionUp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SectionDow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Sectio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3" office:value-type="string">
            <text:p>addForum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Nam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Sectio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Forum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ForumUp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ForumDow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Forum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8">
            <text:p>T</text:p>
          </table:table-cell>
          <table:table-cell table:style-name="ce63" office:value-type="string">
            <text:p>addThread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Nam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Forum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NamesByIds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ThreadUp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moveThreadDown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Thread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0" office:value-type="string">
            <text:p>addMessag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changeMessageText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changeMessageThread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Messag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LatestMessageOfThread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deleteMessag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0" office:value-type="string">
            <text:p>listThreadAndMessages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listThreadAndMessagesOnPag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listForumAndThreads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listForumAndThreadsOnPage</text:p>
          </table:table-cell>
          <table:table-cell table:style-name="ce68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65" office:value-type="string">
            <text:p>listSectionsAndForums</text:p>
          </table:table-cell>
          <table:table-cell table:style-name="ce85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9" office:value-type="string" table:number-columns-spanned="1" table:number-rows-spanned="8">
            <text:p>N</text:p>
          </table:table-cell>
          <table:table-cell table:style-name="ce60" office:value-type="string">
            <text:p>addNotification</text:p>
          </table:table-cell>
          <table:table-cell table:style-name="ce67" office:value-type="string">
            <text:p>N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getNotification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64" office:value-type="string">
            <text:p>getNotifications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64" office:value-type="string">
            <text:p>getNotificationsOnPage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getUnreadNotifications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countUnreadNotifications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markNotificationAsRead</text:p>
          </table:table-cell>
          <table:table-cell table:style-name="ce68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1"/>
          <table:table-cell table:style-name="ce65" office:value-type="string">
            <text:p>deleteNotification</text:p>
          </table:table-cell>
          <table:table-cell table:style-name="ce69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9" office:value-type="string" table:number-columns-spanned="1" table:number-rows-spanned="5">
            <text:p>R</text:p>
          </table:table-cell>
          <table:table-cell table:style-name="ce59" office:value-type="string">
            <text:p>addResource</text:p>
          </table:table-cell>
          <table:table-cell table:style-name="ce86" office:value-type="string">
            <text:p>N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2"/>
          <table:table-cell table:style-name="ce57" office:value-type="string">
            <text:p>getResource</text:p>
          </table:table-cell>
          <table:table-cell table:style-name="ce87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2"/>
          <table:table-cell table:style-name="ce57" office:value-type="string">
            <text:p>getResourceValue</text:p>
          </table:table-cell>
          <table:table-cell table:style-name="ce87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2"/>
          <table:table-cell table:style-name="ce57" office:value-type="string">
            <text:p>getListOfAllResourcesOnPage</text:p>
          </table:table-cell>
          <table:table-cell table:style-name="ce87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2"/>
          <table:table-cell table:style-name="ce57" office:value-type="string">
            <text:p>deleteResource</text:p>
          </table:table-cell>
          <table:table-cell table:style-name="ce87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9" office:value-type="string" table:number-columns-spanned="1" table:number-rows-spanned="10">
            <text:p>S</text:p>
          </table:table-cell>
          <table:table-cell table:style-name="ce59" office:value-type="string">
            <text:p>addSubscription</text:p>
          </table:table-cell>
          <table:table-cell table:style-name="ce86" office:value-type="string">
            <text:p>S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49"/>
          <table:table-cell table:style-name="ce57" office:value-type="string">
            <text:p>isSelfSubscribed</text:p>
          </table:table-cell>
          <table:table-cell table:style-name="ce87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9"/>
          <table:table-cell table:style-name="ce57" office:value-type="string">
            <text:p>isUserSubscribed</text:p>
          </table:table-cell>
          <table:table-cell table:style-name="ce87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9"/>
          <table:table-cell table:style-name="ce57" office:value-type="string">
            <text:p>countSelfSubscriptions</text:p>
          </table:table-cell>
          <table:table-cell table:style-name="ce87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9"/>
          <table:table-cell table:style-name="ce57" office:value-type="string">
            <text:p>getSelfSubscriptions</text:p>
          </table:table-cell>
          <table:table-cell table:style-name="ce88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9"/>
          <table:table-cell table:style-name="ce57" office:value-type="string">
            <text:p>getSelfSubscriptionsOnPage</text:p>
          </table:table-cell>
          <table:table-cell table:style-name="ce88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getUserSubscriptions</text:p>
          </table:table-cell>
          <table:table-cell table:style-name="ce88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getUserSubscriptionsOnPage</text:p>
          </table:table-cell>
          <table:table-cell table:style-name="ce88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deleteSelfSubscription</text:p>
          </table:table-cell>
          <table:table-cell table:style-name="ce87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1"/>
          <table:table-cell table:style-name="ce66" office:value-type="string">
            <text:p>deleteSubscription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6" table:default-cell-style-name="ce75"/>
        <table:table-column table:style-name="co17" table:default-cell-style-name="ce75"/>
        <table:table-column table:style-name="co20" table:default-cell-style-name="ce80"/>
        <table:table-column table:style-name="co21" table:default-cell-style-name="ce80"/>
        <table:table-column table:style-name="co22" table:default-cell-style-name="ce82"/>
        <table:table-column table:style-name="co23" table:default-cell-style-name="ce80"/>
        <table:table-column table:style-name="co10" table:number-columns-repeated="1018" table:default-cell-style-name="ce80"/>
        <table:table-row table:style-name="ro4">
          <table:table-cell table:style-name="ce70" office:value-type="string" table:number-columns-spanned="1" table:number-rows-spanned="2">
            <text:p>Category</text:p>
          </table:table-cell>
          <table:table-cell table:style-name="ce70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1"/>
          <table:covered-table-cell table:number-columns-repeated="3" table:style-name="ce76"/>
          <table:covered-table-cell table:style-name="ce83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4">
            <text:p>User</text:p>
            <text:p>Registration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reg1</text:p>
          </table:table-cell>
          <table:table-cell table:style-name="ce77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2</text:p>
          </table:table-cell>
          <table:table-cell table:style-name="ce77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3</text:p>
          </table:table-cell>
          <table:table-cell table:style-name="ce77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4</text:p>
          </table:table-cell>
          <table:table-cell table:style-name="ce77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4">
            <text:p>User</text:p>
            <text:p>Logging In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login1</text:p>
          </table:table-cell>
          <table:table-cell table:style-name="ce77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2</text:p>
          </table:table-cell>
          <table:table-cell table:style-name="ce77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3</text:p>
          </table:table-cell>
          <table:table-cell table:style-name="ce77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4</text:p>
          </table:table-cell>
          <table:table-cell table:style-name="ce77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2">
            <text:p>User</text:p>
            <text:p>Logging Out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logout1</text:p>
          </table:table-cell>
          <table:table-cell table:style-name="ce77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out2</text:p>
          </table:table-cell>
          <table:table-cell table:style-name="ce77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3">
            <text:p>User E-Mail</text:p>
            <text:p>Chan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changeEmail1</text:p>
          </table:table-cell>
          <table:table-cell table:style-name="ce77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Email2</text:p>
          </table:table-cell>
          <table:table-cell table:style-name="ce77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Email3</text:p>
          </table:table-cell>
          <table:table-cell table:style-name="ce77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3">
            <text:p>User Password</text:p>
            <text:p>Chan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changePwd1</text:p>
          </table:table-cell>
          <table:table-cell table:style-name="ce77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Pwd2</text:p>
          </table:table-cell>
          <table:table-cell table:style-name="ce77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Pwd3</text:p>
          </table:table-cell>
          <table:table-cell table:style-name="ce77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>
            <text:p>User Pa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selfPage</text:p>
          </table:table-cell>
          <table:table-cell table:style-name="ce77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6">
          <table:table-cell table:style-name="ce73" office:value-type="string">
            <text:p>Notifications</text:p>
            <text:p>Page</text:p>
          </table:table-cell>
          <table:table-cell table:style-name="ce72" office:value-type="string">
            <text:p>index.html</text:p>
          </table:table-cell>
          <table:table-cell table:style-name="ce78" office:value-type="string">
            <text:p>?notifications</text:p>
          </table:table-cell>
          <table:table-cell table:style-name="ce78" office:value-type="string">
            <text:p>User's notifications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6">
          <table:table-cell table:style-name="ce73" office:value-type="string">
            <text:p>Subscriptions</text:p>
            <text:p>Pa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subscriptions</text:p>
          </table:table-cell>
          <table:table-cell table:style-name="ce77" office:value-type="string">
            <text:p>User's subscriptions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5">
            <text:p>Bulletin Board</text:p>
          </table:table-cell>
          <table:table-cell table:style-name="ce72" office:value-type="string">
            <text:p>index.html</text:p>
          </table:table-cell>
          <table:table-cell table:style-name="ce77"/>
          <table:table-cell table:style-name="ce77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section</text:p>
          </table:table-cell>
          <table:table-cell table:style-name="ce77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Section ID is set in 'id' parameter.</text:p>
          </table:table-cell>
          <table:table-cell table:number-columns-repeated="1018"/>
        </table:table-row>
        <table:table-row table:style-name="ro6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forum</text:p>
          </table:table-cell>
          <table:table-cell table:style-name="ce77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Forum ID is set in 'id' parameter.</text:p>
            <text:p>Page number is set in 'page' parameter.</text:p>
          </table:table-cell>
          <table:table-cell table:number-columns-repeated="1018"/>
        </table:table-row>
        <table:table-row table:style-name="ro6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thread</text:p>
          </table:table-cell>
          <table:table-cell table:style-name="ce77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Thread ID is set in 'id' parameter.</text:p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message</text:p>
          </table:table-cell>
          <table:table-cell table:style-name="ce77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Message ID is set in 'id' parameter.</text:p>
          </table:table-cell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12">
            <text:p>Administrator's</text:p>
            <text:p>Panel</text:p>
          </table:table-cell>
          <table:table-cell table:style-name="ce72" office:value-type="string">
            <text:p>admin.html</text:p>
          </table:table-cell>
          <table:table-cell table:style-name="ce77"/>
          <table:table-cell table:style-name="ce77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registrationsReadyForApproval</text:p>
          </table:table-cell>
          <table:table-cell table:style-name="ce77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LoggedUsers</text:p>
          </table:table-cell>
          <table:table-cell table:style-name="ce77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Users</text:p>
          </table:table-cell>
          <table:table-cell table:style-name="ce77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Resources</text:p>
          </table:table-cell>
          <table:table-cell table:style-name="ce77" office:value-type="string">
            <text:p>List of resource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userPage</text:p>
          </table:table-cell>
          <table:table-cell table:style-name="ce77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User ID is set in 'id' parameter.</text:p>
          </table:table-cell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Sections</text:p>
          </table:table-cell>
          <table:table-cell table:style-name="ce77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Forums</text:p>
          </table:table-cell>
          <table:table-cell table:style-name="ce77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Threads</text:p>
          </table:table-cell>
          <table:table-cell table:style-name="ce77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Messages</text:p>
          </table:table-cell>
          <table:table-cell table:style-name="ce77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Notifications</text:p>
          </table:table-cell>
          <table:table-cell table:style-name="ce77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Resources</text:p>
          </table:table-cell>
          <table:table-cell table:style-name="ce77" office:value-type="string">
            <text:p>Management of resources.</text:p>
          </table:table-cell>
          <table:table-cell table:style-name="ce73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 table:number-rows-repeated="2">
          <table:table-cell table:style-name="ce74" table:number-columns-repeated="2"/>
          <table:table-cell table:style-name="ce79" table:number-columns-repeated="2"/>
          <table:table-cell table:style-name="ce74"/>
          <table:table-cell table:style-name="ce79"/>
          <table:table-cell table:number-columns-repeated="1018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/10/2024</text:date>, <text:time>02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31T02:33:03.97</dc:date>
    <meta:editing-duration>P2DT14H36M16S</meta:editing-duration>
    <meta:editing-cycles>284</meta:editing-cycles>
    <meta:generator>OpenOffice/4.1.15$Win32 OpenOffice.org_project/4115m2$Build-9813</meta:generator>
    <meta:document-statistic meta:table-count="4" meta:cell-count="565" meta:object-count="0"/>
  </office:meta>
</office:document-meta>
</file>